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objectwithoutfill">
      <style:graphic-properties svg:stroke-color="#ff3333" draw:fill="none" draw:fill-color="#ffffff" draw:textarea-vertical-align="middl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eeee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dddddd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gr10" style:family="graphic" style:parent-style-name="standard">
      <style:graphic-properties draw:fill="hatch" draw:fill-color="#ffffff" draw:fill-hatch-name="Black_20_45_20_Degrees" draw:textarea-vertical-align="middle"/>
    </style:style>
    <style:style style:name="gr11" style:family="graphic" style:parent-style-name="standard">
      <style:graphic-properties draw:fill="none" draw:fill-color="#ffffff" draw:textarea-vertical-align="middle"/>
    </style:style>
    <style:style style:name="gr12" style:family="graphic" style:parent-style-name="objectwithoutfill">
      <style:graphic-properties svg:stroke-width="0.152cm" svg:stroke-color="#6666ff" draw:marker-start-width="0.427cm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0pt" style:font-size-asian="100pt" style:font-size-complex="100pt"/>
    </style:style>
    <style:style style:name="P3" style:family="paragraph">
      <style:text-properties fo:font-size="100pt" style:font-size-asian="100pt" style:font-size-complex="100pt"/>
    </style:style>
    <style:style style:name="P4" style:family="paragraph">
      <style:text-properties fo:font-size="50pt" style:font-size-asian="50pt" style:font-size-complex="5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line-height="100%" fo:text-align="star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612cm" svg:height="0.635cm" svg:x="14.104cm" svg:y="23.098cm">
          <text:p/>
        </draw:rect>
        <draw:path draw:style-name="gr2" draw:text-style-name="P2" draw:layer="layout" svg:width="1.373cm" svg:height="3.189cm" svg:x="15.986cm" svg:y="20.558cm" svg:viewBox="0 0 1374 3190" svg:d="m0 2540c0 0 211 768 1016 635s0-3175 0-3175">
          <text:p/>
        </draw:path>
        <draw:path draw:style-name="gr3" draw:text-style-name="P2" draw:layer="layout" svg:width="1.453cm" svg:height="3.189cm" svg:x="15.859cm" svg:y="20.558cm" svg:viewBox="0 0 1454 3190" svg:d="m0 2540c0 0 211 768 1016 635s254-3175 254-3175">
          <text:p/>
        </draw:path>
        <draw:frame draw:style-name="gr4" draw:text-style-name="P4" draw:layer="layout" svg:width="5.37cm" svg:height="2.22cm" svg:x="1.345cm" svg:y="0.492cm">
          <draw:text-box>
            <text:p text:style-name="P3"><text:span text:style-name="T1">AMPA</text:span></text:p>
          </draw:text-box>
        </draw:frame>
        <draw:frame draw:style-name="gr4" draw:layer="layout" svg:width="6.323cm" svg:height="0.962cm" svg:x="2.143cm" svg:y="2.832cm">
          <draw:text-box>
            <text:p>N-type Bulkhead (M)</text:p>
          </draw:text-box>
        </draw:frame>
        <draw:rect draw:style-name="gr5" draw:text-style-name="P1" draw:layer="layout" svg:width="3.488cm" svg:height="3.319cm" svg:x="9.128cm" svg:y="4.918cm">
          <text:p text:style-name="P1">BNZ</text:p>
          <text:p text:style-name="P1">Amplifier</text:p>
        </draw:rect>
        <draw:rect draw:style-name="gr5" draw:text-style-name="P5" draw:layer="layout" svg:width="3.183cm" svg:height="1.038cm" svg:x="5.318cm" svg:y="6.061cm">
          <text:p text:style-name="P1"><text:span text:style-name="T2">Lark Bandpass</text:span></text:p>
          <text:p text:style-name="P1"><text:span text:style-name="T2">Filter</text:span></text:p>
        </draw:rect>
        <draw:rect draw:style-name="gr1" draw:text-style-name="P1" draw:layer="layout" svg:width="0.612cm" svg:height="0.381cm" svg:x="8.516cm" svg:y="6.442cm">
          <text:p/>
        </draw:rect>
        <draw:line draw:style-name="gr6" draw:text-style-name="P1" draw:layer="layout" svg:x1="16.691cm" svg:y1="10.144cm" svg:x2="19.785cm" svg:y2="10.144cm">
          <text:p/>
        </draw:line>
        <draw:frame draw:style-name="gr4" draw:layer="layout" svg:width="3.36cm" svg:height="0.962cm" svg:x="16.436cm" svg:y="10.539cm">
          <draw:text-box>
            <text:p>To IRFCM</text:p>
          </draw:text-box>
        </draw:frame>
        <draw:line draw:style-name="gr6" draw:text-style-name="P1" draw:layer="layout" svg:x1="4.556cm" svg:y1="10.271cm" svg:x2="2.026cm" svg:y2="10.255cm">
          <text:p/>
        </draw:line>
        <draw:frame draw:style-name="gr4" draw:text-style-name="P1" draw:layer="layout" svg:width="2.868cm" svg:height="1.673cm" svg:x="2.026cm" svg:y="10.24cm">
          <draw:text-box>
            <text:p text:style-name="P1">To </text:p>
            <text:p text:style-name="P1">Antenna</text:p>
          </draw:text-box>
        </draw:frame>
        <draw:g>
          <draw:rect draw:style-name="gr7" draw:text-style-name="P1" draw:layer="layout" svg:width="0.667cm" svg:height="0.643cm" svg:x="12.605cm" svg:y="6.281cm">
            <text:p/>
          </draw:rect>
          <draw:g>
            <draw:rect draw:style-name="gr5" draw:text-style-name="P1" draw:layer="layout" svg:width="3.488cm" svg:height="1.796cm" svg:x="13.287cm" svg:y="5.741cm">
              <text:p text:style-name="P1">Bias-tee</text:p>
              <text:p text:style-name="P1"/>
            </draw:rect>
            <draw:frame draw:style-name="gr4" draw:text-style-name="P6" draw:layer="layout" svg:width="0.972cm" svg:height="0.645cm" svg:x="13.145cm" svg:y="6.939cm">
              <draw:text-box>
                <text:p><text:span text:style-name="T3">RF</text:span></text:p>
              </draw:text-box>
            </draw:frame>
            <draw:frame draw:style-name="gr4" draw:text-style-name="P6" draw:layer="layout" svg:width="1.687cm" svg:height="0.645cm" svg:x="15.224cm" svg:y="6.959cm">
              <draw:text-box>
                <text:p><text:span text:style-name="T3">RF+DC</text:span></text:p>
              </draw:text-box>
            </draw:frame>
          </draw:g>
        </draw:g>
        <draw:rect draw:style-name="gr7" draw:text-style-name="P1" draw:layer="layout" svg:width="0.667cm" svg:height="0.643cm" svg:x="4.638cm" svg:y="6.289cm">
          <text:p/>
        </draw:rect>
        <draw:rect draw:style-name="gr7" draw:text-style-name="P1" draw:layer="layout" svg:width="0.538cm" svg:height="5.567cm" svg:x="4.095cm" svg:y="3.794cm">
          <text:p/>
        </draw:rect>
        <draw:g>
          <draw:rect draw:style-name="gr7" draw:text-style-name="P1" draw:layer="layout" svg:width="0.667cm" svg:height="0.643cm" svg:x="16.785cm" svg:y="6.297cm">
            <text:p/>
          </draw:rect>
          <draw:g>
            <draw:rect draw:style-name="gr7" draw:text-style-name="P1" draw:layer="layout" svg:width="2.149cm" svg:height="2.649cm" svg:x="17.995cm" svg:y="5.184cm">
              <text:p/>
            </draw:rect>
            <draw:line draw:style-name="gr8" draw:text-style-name="P1" draw:layer="layout" svg:x1="18.245cm" svg:y1="7.842cm" svg:x2="17.778cm" svg:y2="5.177cm">
              <text:p/>
            </draw:line>
            <draw:line draw:style-name="gr8" draw:text-style-name="P1" draw:layer="layout" svg:x1="20.046cm" svg:y1="7.841cm" svg:x2="19.579cm" svg:y2="5.176cm">
              <text:p/>
            </draw:line>
            <draw:line draw:style-name="gr8" draw:text-style-name="P1" draw:layer="layout" svg:x1="19.745cm" svg:y1="7.842cm" svg:x2="19.278cm" svg:y2="5.177cm">
              <text:p/>
            </draw:line>
            <draw:line draw:style-name="gr8" draw:text-style-name="P1" draw:layer="layout" svg:x1="19.445cm" svg:y1="7.842cm" svg:x2="18.978cm" svg:y2="5.177cm">
              <text:p/>
            </draw:line>
            <draw:line draw:style-name="gr8" draw:text-style-name="P1" draw:layer="layout" svg:x1="19.145cm" svg:y1="7.842cm" svg:x2="18.678cm" svg:y2="5.177cm">
              <text:p/>
            </draw:line>
            <draw:line draw:style-name="gr8" draw:text-style-name="P1" draw:layer="layout" svg:x1="18.845cm" svg:y1="7.842cm" svg:x2="18.378cm" svg:y2="5.177cm">
              <text:p/>
            </draw:line>
            <draw:line draw:style-name="gr8" draw:text-style-name="P1" draw:layer="layout" svg:x1="18.545cm" svg:y1="7.842cm" svg:x2="18.078cm" svg:y2="5.177cm">
              <text:p/>
            </draw:line>
            <draw:line draw:style-name="gr8" draw:text-style-name="P1" draw:layer="layout" svg:x1="20.144cm" svg:y1="6.694cm" svg:x2="19.878cm" svg:y2="5.177cm">
              <text:p/>
            </draw:line>
          </draw:g>
          <draw:rect draw:style-name="gr7" draw:text-style-name="P1" draw:layer="layout" svg:width="0.538cm" svg:height="5.567cm" svg:x="17.457cm" svg:y="3.802cm">
            <text:p/>
          </draw:rect>
        </draw:g>
        <draw:frame draw:style-name="gr4" draw:layer="layout" svg:width="6.183cm" svg:height="0.962cm" svg:x="15.224cm" svg:y="2.651cm">
          <draw:text-box>
            <text:p>N-type Bulkhead (F)</text:p>
          </draw:text-box>
        </draw:frame>
        <draw:rect draw:style-name="gr7" draw:text-style-name="P2" draw:layer="layout" svg:width="0.762cm" svg:height="2.54cm" svg:x="3.346cm" svg:y="5.318cm">
          <text:p/>
        </draw:rect>
        <draw:rect draw:style-name="gr9" draw:text-style-name="P2" draw:layer="layout" svg:width="2.54cm" svg:height="3.362cm" svg:x="0.806cm" svg:y="4.937cm">
          <text:p/>
        </draw:rect>
        <draw:rect draw:style-name="gr10" draw:text-style-name="P2" draw:layer="layout" svg:width="1.397cm" svg:height="3.362cm" svg:x="1.508cm" svg:y="4.937cm">
          <text:p/>
        </draw:rect>
        <draw:rect draw:style-name="gr11" draw:text-style-name="P1" draw:layer="layout" svg:width="20.701cm" svg:height="12.065cm" svg:x="0.492cm" svg:y="0.619cm">
          <text:p/>
        </draw:rect>
        <draw:path draw:style-name="gr2" draw:text-style-name="P2" draw:layer="layout" svg:width="3.971cm" svg:height="1.476cm" svg:x="11.033cm" svg:y="7.537cm" svg:viewBox="0 0 3972 1477" svg:d="m0 702c0 0 1608 895 2413 762s1559-1464 1559-1464">
          <text:p/>
        </draw:path>
        <draw:path draw:style-name="gr3" draw:text-style-name="P2" draw:layer="layout" svg:width="3.971cm" svg:height="1.476cm" svg:x="10.933cm" svg:y="7.538cm" svg:viewBox="0 0 3972 1477" svg:d="m0 702c0 0 1608 895 2413 762s1559-1464 1559-1464">
          <text:p/>
        </draw:path>
        <draw:frame draw:style-name="gr4" draw:text-style-name="P6" draw:layer="layout" svg:width="1.01cm" svg:height="0.645cm" svg:x="12.69cm" svg:y="8.483cm">
          <draw:text-box>
            <text:p text:style-name="P3"><text:span text:style-name="T3">DC</text:span></text:p>
          </draw:text-box>
        </draw:frame>
        <draw:frame draw:style-name="gr4" draw:text-style-name="P4" draw:layer="layout" svg:width="7.919cm" svg:height="2.22cm" svg:x="1.345cm" svg:y="13.827cm">
          <draw:text-box>
            <text:p text:style-name="P3"><text:span text:style-name="T1">DDAMPA</text:span></text:p>
          </draw:text-box>
        </draw:frame>
        <draw:frame draw:style-name="gr4" draw:layer="layout" svg:width="6.323cm" svg:height="0.962cm" svg:x="2.143cm" svg:y="16.167cm">
          <draw:text-box>
            <text:p>N-type Bulkhead (M)</text:p>
          </draw:text-box>
        </draw:frame>
        <draw:rect draw:style-name="gr5" draw:text-style-name="P1" draw:layer="layout" svg:width="3.683cm" svg:height="1.924cm" svg:x="9.128cm" svg:y="19.015cm">
          <text:p text:style-name="P1">NTU</text:p>
          <text:p text:style-name="P1">Amplifier</text:p>
        </draw:rect>
        <draw:rect draw:style-name="gr5" draw:text-style-name="P5" draw:layer="layout" svg:width="3.183cm" svg:height="1.038cm" svg:x="5.318cm" svg:y="19.396cm">
          <text:p text:style-name="P1"><text:span text:style-name="T2">Lark Bandpass</text:span></text:p>
          <text:p text:style-name="P1"><text:span text:style-name="T2">Filter</text:span></text:p>
        </draw:rect>
        <draw:rect draw:style-name="gr1" draw:text-style-name="P1" draw:layer="layout" svg:width="0.612cm" svg:height="0.381cm" svg:x="8.516cm" svg:y="19.777cm">
          <text:p/>
        </draw:rect>
        <draw:line draw:style-name="gr6" draw:text-style-name="P1" draw:layer="layout" svg:x1="17.638cm" svg:y1="22.757cm" svg:x2="20.732cm" svg:y2="22.757cm">
          <text:p/>
        </draw:line>
        <draw:frame draw:style-name="gr4" draw:layer="layout" svg:width="3.36cm" svg:height="0.962cm" svg:x="17.383cm" svg:y="23.152cm">
          <draw:text-box>
            <text:p>To IRFCM</text:p>
          </draw:text-box>
        </draw:frame>
        <draw:line draw:style-name="gr6" draw:text-style-name="P1" draw:layer="layout" svg:x1="4.556cm" svg:y1="23.606cm" svg:x2="2.026cm" svg:y2="23.59cm">
          <text:p/>
        </draw:line>
        <draw:frame draw:style-name="gr4" draw:text-style-name="P1" draw:layer="layout" svg:width="2.868cm" svg:height="1.673cm" svg:x="2.026cm" svg:y="23.575cm">
          <draw:text-box>
            <text:p text:style-name="P1">To </text:p>
            <text:p text:style-name="P1">Antenna</text:p>
          </draw:text-box>
        </draw:frame>
        <draw:rect draw:style-name="gr7" draw:text-style-name="P1" draw:layer="layout" svg:width="0.667cm" svg:height="0.643cm" svg:x="15.192cm" svg:y="20.558cm">
          <text:p/>
        </draw:rect>
        <draw:rect draw:style-name="gr5" draw:text-style-name="P1" draw:layer="layout" svg:width="3.488cm" svg:height="1.796cm" svg:x="13.747cm" svg:y="18.822cm">
          <text:p text:style-name="P7">Bias-tee</text:p>
          <text:p text:style-name="P1"/>
        </draw:rect>
        <draw:frame draw:style-name="gr4" draw:text-style-name="P6" draw:layer="layout" svg:width="0.972cm" svg:height="0.645cm" svg:x="15.014cm" svg:y="20.05cm">
          <draw:text-box>
            <text:p><text:span text:style-name="T3">RF</text:span></text:p>
          </draw:text-box>
        </draw:frame>
        <draw:frame draw:style-name="gr4" draw:text-style-name="P8" draw:layer="layout" svg:width="1.01cm" svg:height="1.433cm" svg:x="16.367cm" svg:y="18.871cm">
          <draw:text-box>
            <text:p text:style-name="P1"><text:span text:style-name="T3">RF</text:span></text:p>
            <text:p text:style-name="P1"><text:span text:style-name="T3">+</text:span></text:p>
            <text:p text:style-name="P1"><text:span text:style-name="T3">DC</text:span></text:p>
          </draw:text-box>
        </draw:frame>
        <draw:rect draw:style-name="gr7" draw:text-style-name="P1" draw:layer="layout" svg:width="0.667cm" svg:height="0.643cm" svg:x="4.638cm" svg:y="19.624cm">
          <text:p/>
        </draw:rect>
        <draw:rect draw:style-name="gr7" draw:text-style-name="P1" draw:layer="layout" svg:width="0.538cm" svg:height="5.567cm" svg:x="4.095cm" svg:y="17.129cm">
          <text:p/>
        </draw:rect>
        <draw:g>
          <draw:rect draw:style-name="gr7" draw:text-style-name="P1" draw:layer="layout" svg:width="0.667cm" svg:height="0.643cm" svg:x="17.256cm" svg:y="19.243cm">
            <text:p/>
          </draw:rect>
          <draw:g>
            <draw:rect draw:style-name="gr7" draw:text-style-name="P1" draw:layer="layout" svg:width="2.149cm" svg:height="2.649cm" svg:x="18.466cm" svg:y="18.13cm">
              <text:p/>
            </draw:rect>
            <draw:line draw:style-name="gr8" draw:text-style-name="P1" draw:layer="layout" svg:x1="18.716cm" svg:y1="20.788cm" svg:x2="18.249cm" svg:y2="18.123cm">
              <text:p/>
            </draw:line>
            <draw:line draw:style-name="gr8" draw:text-style-name="P1" draw:layer="layout" svg:x1="20.517cm" svg:y1="20.787cm" svg:x2="20.05cm" svg:y2="18.122cm">
              <text:p/>
            </draw:line>
            <draw:line draw:style-name="gr8" draw:text-style-name="P1" draw:layer="layout" svg:x1="20.216cm" svg:y1="20.788cm" svg:x2="19.749cm" svg:y2="18.123cm">
              <text:p/>
            </draw:line>
            <draw:line draw:style-name="gr8" draw:text-style-name="P1" draw:layer="layout" svg:x1="19.916cm" svg:y1="20.788cm" svg:x2="19.449cm" svg:y2="18.123cm">
              <text:p/>
            </draw:line>
            <draw:line draw:style-name="gr8" draw:text-style-name="P1" draw:layer="layout" svg:x1="19.616cm" svg:y1="20.788cm" svg:x2="19.149cm" svg:y2="18.123cm">
              <text:p/>
            </draw:line>
            <draw:line draw:style-name="gr8" draw:text-style-name="P1" draw:layer="layout" svg:x1="19.316cm" svg:y1="20.788cm" svg:x2="18.849cm" svg:y2="18.123cm">
              <text:p/>
            </draw:line>
            <draw:line draw:style-name="gr8" draw:text-style-name="P1" draw:layer="layout" svg:x1="19.016cm" svg:y1="20.788cm" svg:x2="18.549cm" svg:y2="18.123cm">
              <text:p/>
            </draw:line>
            <draw:line draw:style-name="gr8" draw:text-style-name="P1" draw:layer="layout" svg:x1="20.615cm" svg:y1="19.64cm" svg:x2="20.349cm" svg:y2="18.123cm">
              <text:p/>
            </draw:line>
          </draw:g>
          <draw:rect draw:style-name="gr7" draw:text-style-name="P1" draw:layer="layout" svg:width="0.538cm" svg:height="5.567cm" svg:x="17.928cm" svg:y="16.748cm">
            <text:p/>
          </draw:rect>
        </draw:g>
        <draw:frame draw:style-name="gr4" draw:layer="layout" svg:width="6.183cm" svg:height="0.962cm" svg:x="15.137cm" svg:y="15.351cm">
          <draw:text-box>
            <text:p>N-type Bulkhead (F)</text:p>
          </draw:text-box>
        </draw:frame>
        <draw:rect draw:style-name="gr7" draw:text-style-name="P2" draw:layer="layout" svg:width="0.762cm" svg:height="2.54cm" svg:x="3.346cm" svg:y="18.653cm">
          <text:p/>
        </draw:rect>
        <draw:rect draw:style-name="gr9" draw:text-style-name="P2" draw:layer="layout" svg:width="2.54cm" svg:height="3.362cm" svg:x="0.806cm" svg:y="18.272cm">
          <text:p/>
        </draw:rect>
        <draw:rect draw:style-name="gr10" draw:text-style-name="P2" draw:layer="layout" svg:width="1.397cm" svg:height="3.362cm" svg:x="1.508cm" svg:y="18.272cm">
          <text:p/>
        </draw:rect>
        <draw:rect draw:style-name="gr11" draw:text-style-name="P1" draw:layer="layout" svg:width="20.701cm" svg:height="12.065cm" svg:x="0.492cm" svg:y="13.954cm">
          <text:p/>
        </draw:rect>
        <draw:rect draw:style-name="gr5" draw:text-style-name="P1" draw:layer="layout" svg:width="3.683cm" svg:height="1.924cm" svg:x="13.192cm" svg:y="21.193cm">
          <text:p text:style-name="P1">Minicircuits</text:p>
          <text:p text:style-name="P1">Amplifier</text:p>
        </draw:rect>
        <draw:rect draw:style-name="gr5" draw:text-style-name="P5" draw:layer="layout" svg:width="2.413cm" svg:height="1.038cm" svg:x="13.446cm" svg:y="23.711cm">
          <text:p text:style-name="P1"><text:span text:style-name="T2">6dB</text:span></text:p>
          <text:p text:style-name="P1"><text:span text:style-name="T2">Attenuator</text:span></text:p>
        </draw:rect>
        <draw:frame draw:style-name="gr4" draw:text-style-name="P6" draw:layer="layout" svg:width="1.01cm" svg:height="0.645cm" svg:x="12.938cm" svg:y="17.246cm">
          <draw:text-box>
            <text:p text:style-name="P3"><text:span text:style-name="T3">DC</text:span></text:p>
          </draw:text-box>
        </draw:frame>
        <draw:path draw:style-name="gr2" draw:text-style-name="P2" draw:layer="layout" svg:width="4.063cm" svg:height="1.799cm" svg:x="11.16cm" svg:y="17.234cm" svg:viewBox="0 0 4064 1800" svg:d="m0 1800c0 0 1200-1659 2005-1792s2059 1538 2059 1538">
          <text:p/>
        </draw:path>
        <draw:path draw:style-name="gr3" draw:text-style-name="P2" draw:layer="layout" svg:width="3.809cm" svg:height="1.798cm" svg:x="11.287cm" svg:y="17.235cm" svg:viewBox="0 0 3810 1799" svg:d="m0 1799c0 0 973-1658 1778-1791s2032 1537 2032 1537">
          <text:p/>
        </draw:path>
        <draw:frame draw:style-name="gr4" draw:text-style-name="P6" draw:layer="layout" svg:width="1.01cm" svg:height="0.645cm" svg:x="16.246cm" svg:y="23.733cm">
          <draw:text-box>
            <text:p text:style-name="P3"><text:span text:style-name="T3">DC</text:span></text:p>
          </draw:text-box>
        </draw:frame>
        <draw:path draw:style-name="gr12" draw:text-style-name="P1" draw:layer="layout" svg:width="2.424cm" svg:height="2.971cm" svg:x="10.906cm" svg:y="21.32cm" svg:viewBox="0 0 2425 2972" svg:d="m0 0c127 1270-254 2540 381 2794 1651 508 1143-1651 508-1524s-440 1702 1536 1702">
          <text:p/>
        </draw:path>
        <draw:rect draw:style-name="gr7" draw:text-style-name="P1" draw:layer="layout" svg:width="0.667cm" svg:height="0.643cm" svg:x="12.779cm" svg:y="23.934cm">
          <text:p/>
        </draw:rect>
        <draw:rect draw:style-name="gr7" draw:text-style-name="P1" draw:layer="layout" svg:width="0.667cm" svg:height="0.643cm" svg:x="10.608cm" svg:y="20.939cm">
          <text:p/>
        </draw:rect>
        <draw:frame draw:style-name="gr4" draw:text-style-name="P9" draw:layer="layout" svg:width="3.956cm" svg:height="1.191cm" svg:x="6.588cm" svg:y="22.669cm">
          <draw:text-box>
            <text:p><text:span text:style-name="T2">Mini-circuits 2”</text:span></text:p>
            <text:p><text:span text:style-name="T2">SMA coaxial c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8-25T11:42:35</meta:creation-date>
    <dc:date>2017-08-25T12:09:38</dc:date>
    <dc:creator>Ben Rotter</dc:creator>
    <meta:editing-duration>PT4M44S</meta:editing-duration>
    <meta:editing-cycles>1</meta:editing-cycles>
    <meta:generator>OpenOffice/4.0.0$Unix OpenOffice.org_project/400m3$Build-9702</meta:generator>
    <meta:document-statistic meta:object-count="84"/>
  </office:meta>
</office:document-meta>
</file>